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font-weight="normal" officeooo:rsid="000eaf9c" officeooo:paragraph-rsid="000eaf9c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2pt" officeooo:rsid="000eaf9c" officeooo:paragraph-rsid="000eaf9c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officeooo:rsid="000eaf9c" officeooo:paragraph-rsid="000eaf9c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font-weight="normal" officeooo:rsid="000eaf9c" officeooo:paragraph-rsid="000eaf9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2pt" fo:font-weight="normal" officeooo:rsid="000eaf9c" officeooo:paragraph-rsid="000eaf9c" style:font-size-asian="12pt" style:font-weight-asian="normal" style:font-size-complex="12pt" style:font-weight-complex="normal"/>
    </style:style>
    <style:style style:name="P6" style:family="paragraph" style:parent-style-name="Heading_20_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30918" officeooo:paragraph-rsid="00130918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3e514" officeooo:paragraph-rsid="0013e514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52172" officeooo:paragraph-rsid="00152172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52172" officeooo:paragraph-rsid="0015f45c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Arial" fo:font-size="12pt" fo:font-weight="normal" officeooo:rsid="0015f45c" officeooo:paragraph-rsid="0015f45c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2pt" fo:font-weight="bold" officeooo:rsid="000eaf9c" officeooo:paragraph-rsid="000eaf9c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Arial" officeooo:paragraph-rsid="0016cf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918" style:font-weight-asian="bold" style:font-weight-complex="bold"/>
    </style:style>
    <style:style style:name="T3" style:family="text">
      <style:text-properties officeooo:rsid="0011faac"/>
    </style:style>
    <style:style style:name="T4" style:family="text">
      <style:text-properties officeooo:rsid="0013e514"/>
    </style:style>
    <style:style style:name="T5" style:family="text">
      <style:text-properties style:text-line-through-style="none" style:text-line-through-type="none" fo:font-size="12pt" style:text-underline-style="none" fo:font-weight="normal" officeooo:rsid="0016cf2f" style:font-size-asian="12pt" style:font-weight-asian="normal" style:font-size-complex="12pt" style:font-weight-complex="normal"/>
    </style:style>
    <style:style style:name="T6" style:family="text">
      <style:text-properties officeooo:rsid="0015f45c"/>
    </style:style>
    <style:style style:name="T7" style:family="text">
      <style:text-properties officeooo:rsid="0018e74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normal" officeooo:rsid="0016cf2f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7">08 – </text:span><text:span text:style-name="T10">APT – GERENCIAMENTO DE PACOTES PELA LINHA DE COMANDOS NO LINUX DEBIAN</text:span></text:h>
      <text:p text:style-name="P3">*** APT – ADVANCED PACKGING TOOL ***</text:p>
      <text:p text:style-name="P2">Sof<text:span text:style-name="T7">t</text:span>ware que permite o gerenciamento de pacotes de software em distribuições Linux Debian e suas variantes.</text:p>
      <text:p text:style-name="P2">Contém uma série de ferramentas usadas no gerenciamento dos pacotes tais como o <text:span text:style-name="T1">apt-get e o apt-cache</text:span></text:p>
      <text:p text:style-name="P3">*** <text:span text:style-name="T8">O ARQUIVO /ETC/APT/SOURCES.LIST ***</text:span></text:p>
      <text:p text:style-name="P4">Para funcionar, o apt usa um arquivo que lista as fontes de onde ele obterá os pacotes. Esses aquivos é o <text:span text:style-name="T1">etc/apt/sources.list </text:span></text:p>
      <text:p text:style-name="P4">As entradas desse arquivo são normalmente formadas assim:</text:p>
      <text:p text:style-name="P1"><text:span text:style-name="T9">deb </text:span><text:a xlink:type="simple" xlink:href="http://host/debian" text:style-name="Internet_20_link" text:visited-style-name="Visited_20_Internet_20_Link"><text:span text:style-name="T9">http://host/debian</text:span></text:a><text:span text:style-name="T9"> distribuição seção 1 seção 2 seção 3 deb-src </text:span><text:a xlink:type="simple" xlink:href="http://host/debian" text:style-name="Internet_20_link" text:visited-style-name="Visited_20_Internet_20_Link"><text:span text:style-name="T9">http://host/debian</text:span></text:a><text:span text:style-name="T9"> distribuição <text:s/>seção 1 seção 2 seção 3</text:span></text:p>
      <text:p text:style-name="P4">A primeira palavra das linhas, deb, e deb-src indicam o tipo de repositório: se guarda pacotes binários (deb), ou seja, os pré-compilados que normalmente usamos ou se guarda pacotes fonte <text:span text:style-name="T1">(deb-src)</text:span>, que são o fonte original do programa.</text:p>
      <text:p text:style-name="P4">Sempre que esse arquivo for modificado, deve-se roda o comando <text:span text:style-name="T1">apt-get update. </text:span><text:span text:style-name="T3">Isso deve ser feito para que o APT obtenha as listas de pacotes das fontes que foram especificadas.</text:span></text:p>
      <text:p text:style-name="P5"><text:span text:style-name="T1">*** </text:span><text:span text:style-name="T2">APT-GET – OPÇÕES ***</text:span></text:p>
      <text:list xml:id="list3709347170" text:style-name="L1">
        <text:list-item>
          <text:p text:style-name="P7">apt-get clean – Apaga todos os pacotes baixados e já instalados</text:p>
        </text:list-item>
        <text:list-item>
          <text:p text:style-name="P7">apt-get autoclean – Apaga todos os pacotes que não possam mais ser baixados</text:p>
        </text:list-item>
        <text:list-item>
          <text:p text:style-name="P7">apt-get autoremove – Remove pacotes órfãos (sem utilidade, dependências de software já removidos)</text:p>
        </text:list-item>
        <text:list-item>
          <text:p text:style-name="P7">apt-get -d – Baixar arquivos apenas, não instalar</text:p>
        </text:list-item>
        <text:list-item>
          <text:p text:style-name="P7">apt-cache dump – <text:span text:style-name="T4">Lista todos os pacotes instalados</text:span></text:p>
        </text:list-item>
        <text:list-item>
          <text:p text:style-name="P8">apt-cache stats – Mostra informações como o nº de pacotes instalados e de dependências</text:p>
        </text:list-item>
        <text:list-item>
          <text:p text:style-name="P9">apt-get -f install – Verifica lista de dependências quebradas e tenta corrigi-las instalando pacotes necessários</text:p>
        </text:list-item>
        <text:list-item>
          <text:p text:style-name="P10">apt-get remove pacote – <text:span text:style-name="T6">Remove os pacotes especificados</text:span></text:p>
        </text:list-item>
        <text:list-item>
          <text:p text:style-name="P11">apt-get –purge remove pacote – Remove os pacotes especificados, incluindo seus arquivos de configuração</text:p>
        </text:list-item>
        <text:list-item>
          <text:p text:style-name="P11">apt-get upgrade – Atualiza os pacotes do sistema. Use a opção <text:span text:style-name="T1">-u</text:span> para ver os pacotes que serão atualizados</text:p>
        </text:list-item>
        <text:list-item>
          <text:p text:style-name="P13"><text:span text:style-name="T11">apt-get</text:span><text:span text:style-name="T5"> -u dist-upgrade – Atualiza a distribuição para uma nov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3:58:54.044007771</meta:creation-date>
    <dc:date>2020-04-04T18:29:47.937840681</dc:date>
    <meta:editing-duration>PT42M1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1" meta:paragraph-count="22" meta:word-count="309" meta:character-count="1973" meta:non-whitespace-character-count="1680"/>
  </office:meta>
</office:document-meta>
</file>